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b3e43" officeooo:paragraph-rsid="001b3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The flowcharts and maps for The Problems Compound are included separately, but they are also included in this document.</text:p>
      <text:p text:style-name="P1"/>
      <text:p text:style-name="P1">The first page is the game map, minus meta-areas.</text:p>
      <text:p text:style-name="P1">The second page is the full map, which includes rejected rooms, death rooms, and behind the scenes rooms.</text:p>
      <text:p text:style-name="P1">The third page is a walkthrough flowchart.</text:p>
      <text:p text:style-name="P1"/>
      <text:p text:style-name="P1">The colors were chosen arbitrarily.</text:p>
      <text:p text:style-name="P1"/>
      <text:p text:style-name="P1">The maps were created with <text:a xlink:type="simple" xlink:href="http://www.trizbort.com/" text:style-name="Internet_20_link" text:visited-style-name="Visited_20_Internet_20_Link">Trizbort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8:51:22.271000000</meta:creation-date>
    <dc:date>2017-02-28T19:02:25.129000000</dc:date>
    <meta:editing-duration>PT52S</meta:editing-duration>
    <meta:editing-cycles>1</meta:editing-cycles>
    <meta:document-statistic meta:table-count="0" meta:image-count="0" meta:object-count="0" meta:page-count="1" meta:paragraph-count="6" meta:word-count="64" meta:character-count="387" meta:non-whitespace-character-count="328"/>
    <meta:generator>LibreOffice/5.2.5.1$Windows_x86 LibreOffice_project/0312e1a284a7d50ca85a365c316c7abbf20a4d22</meta:generator>
  </office:meta>
</office:document-meta>
</file>